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ource Han Sans CN Regular" svg:font-family="'Source Han Sans CN Regular'" style:font-family-generic="system" style:font-pitch="variable"/>
    <style:font-face style:name="Symbol1" svg:font-family="Symbol" style:font-family-generic="system" style:font-pitch="variable"/>
    <style:font-face style:name="WenQuanYi Zen Hei" svg:font-family="'WenQuanYi Zen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 style:language-complex="hi" style:country-complex="IN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WWNum4">
      <style:paragraph-properties fo:margin-left="3.3cm" fo:margin-right="0cm" fo:text-align="justify" style:justify-single-word="false" fo:text-indent="-2.101cm" style:auto-text-indent="false">
        <style:tab-stops>
          <style:tab-stop style:position="1.799cm"/>
        </style:tab-stops>
      </style:paragraph-properties>
    </style:style>
    <style:style style:name="P4" style:family="paragraph" style:parent-style-name="Standard">
      <style:paragraph-properties fo:margin-left="5.038cm" fo:margin-right="0cm" fo:text-align="justify" style:justify-single-word="false" fo:text-indent="0cm" style:auto-text-indent="false">
        <style:tab-stops>
          <style:tab-stop style:position="1.799cm"/>
        </style:tab-stops>
      </style:paragraph-properties>
    </style:style>
    <style:style style:name="P5" style:family="paragraph" style:parent-style-name="Standard" style:list-style-name="WWNum3">
      <style:paragraph-properties fo:margin-left="1.799cm" fo:margin-right="0cm" fo:text-align="justify" style:justify-single-word="false" fo:text-indent="-0.6cm" style:auto-text-indent="false">
        <style:tab-stops>
          <style:tab-stop style:position="1.799cm"/>
        </style:tab-stops>
      </style:paragraph-properties>
    </style:style>
    <style:style style:name="P6" style:family="paragraph" style:parent-style-name="Standard" style:master-page-name="">
      <loext:graphic-properties draw:fill="none"/>
      <style:paragraph-properties fo:margin-left="0.101cm" fo:margin-right="0cm" fo:margin-top="0cm" fo:margin-bottom="0.353cm" loext:contextual-spacing="false" fo:line-height="115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291cm"/>
          <style:tab-stop style:position="1.402cm"/>
        </style:tab-stops>
      </style:paragraph-properties>
      <style:text-properties officeooo:paragraph-rsid="000c6a7b" fo:hyphenate="false" fo:hyphenation-remain-char-count="2" fo:hyphenation-push-char-count="2"/>
    </style:style>
    <style:style style:name="P7" style:family="paragraph" style:parent-style-name="Standard">
      <style:paragraph-properties fo:margin-left="1.296cm" fo:margin-right="0cm" fo:text-align="justify" style:justify-single-word="false" fo:text-indent="0cm" style:auto-text-indent="false"/>
      <style:text-properties officeooo:paragraph-rsid="000c6a7b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c6a7b"/>
    </style:style>
    <style:style style:name="P9" style:family="paragraph" style:parent-style-name="Text_20_body" style:list-style-name="L5">
      <style:text-properties fo:color="#00000a" style:font-name="Liberation Serif" fo:font-size="12pt" fo:language="pt" fo:country="BR" officeooo:rsid="000dc64f" style:font-name-asian="WenQuanYi Zen Hei" style:font-size-asian="12pt" style:language-asian="zh" style:country-asian="CN" style:font-name-complex="Lohit Devanagari" style:font-size-complex="12pt" style:language-complex="hi" style:country-complex="IN"/>
    </style:style>
    <style:style style:name="P10" style:family="paragraph" style:parent-style-name="Text_20_body" style:list-style-name="L5">
      <style:text-properties fo:color="#00000a" style:font-name="Liberation Serif" fo:font-size="12pt" fo:language="pt" fo:country="BR" officeooo:rsid="000dc64f" officeooo:paragraph-rsid="000dd4d0" style:font-name-asian="WenQuanYi Zen Hei" style:font-size-asian="12pt" style:language-asian="zh" style:country-asian="CN" style:font-name-complex="Lohit Devanagari" style:font-size-complex="12pt" style:language-complex="hi" style:country-complex="IN"/>
    </style:style>
    <style:style style:name="P11" style:family="paragraph" style:parent-style-name="Text_20_body">
      <style:text-properties officeooo:paragraph-rsid="000c6a7b"/>
    </style:style>
    <style:style style:name="P12" style:family="paragraph" style:parent-style-name="Text_20_body">
      <style:text-properties officeooo:paragraph-rsid="000dc64f"/>
    </style:style>
    <style:style style:name="P13" style:family="paragraph" style:parent-style-name="Text_20_body">
      <style:text-properties officeooo:paragraph-rsid="000dd4d0"/>
    </style:style>
    <style:style style:name="P14" style:family="paragraph" style:parent-style-name="Text_20_body" style:list-style-name="L5">
      <style:paragraph-properties fo:margin-top="0cm" fo:margin-bottom="0cm" loext:contextual-spacing="false"/>
      <style:text-properties fo:color="#00000a" style:font-name="Liberation Serif" fo:font-size="12pt" fo:language="pt" fo:country="BR" officeooo:rsid="000dc64f" style:font-name-asian="WenQuanYi Zen Hei" style:font-size-asian="12pt" style:language-asian="zh" style:country-asian="CN" style:font-name-complex="Lohit Devanagari" style:font-size-complex="12pt" style:language-complex="hi" style:country-complex="IN"/>
    </style:style>
    <style:style style:name="P15" style:family="paragraph" style:parent-style-name="Text_20_body" style:list-style-name="L5">
      <style:paragraph-properties fo:margin-top="0cm" fo:margin-bottom="0cm" loext:contextual-spacing="false"/>
      <style:text-properties fo:color="#00000a" style:font-name="Liberation Serif" fo:font-size="12pt" fo:language="pt" fo:country="BR" officeooo:rsid="000dc64f" officeooo:paragraph-rsid="000dd4d0" style:font-name-asian="WenQuanYi Zen Hei" style:font-size-asian="12pt" style:language-asian="zh" style:country-asian="CN" style:font-name-complex="Lohit Devanagari" style:font-size-complex="12pt" style:language-complex="hi" style:country-complex="IN"/>
    </style:style>
    <style:style style:name="P16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officeooo:paragraph-rsid="000c6a7b"/>
    </style:style>
    <style:style style:name="P17" style:family="paragraph" style:parent-style-name="Heading_20_3" style:list-style-name="L3">
      <style:paragraph-properties fo:text-align="justify" style:justify-single-word="false"/>
      <style:text-properties officeooo:rsid="000c6a7b" officeooo:paragraph-rsid="000c6a7b"/>
    </style:style>
    <style:style style:name="P18" style:family="paragraph" style:parent-style-name="Heading_20_8" style:list-style-name="WWNum1">
      <style:paragraph-properties fo:text-align="justify" style:justify-single-word="false"/>
    </style:style>
    <style:style style:name="P19" style:family="paragraph" style:parent-style-name="Heading_20_8" style:list-style-name="WWNum1">
      <style:paragraph-properties fo:text-align="justify" style:justify-single-word="false"/>
      <style:text-properties officeooo:paragraph-rsid="000c069b"/>
    </style:style>
    <style:style style:name="P20" style:family="paragraph" style:parent-style-name="Padrão">
      <style:paragraph-properties fo:text-align="justify" style:justify-single-word="false"/>
    </style:style>
    <style:style style:name="P21" style:family="paragraph" style:parent-style-name="Padrão" style:list-style-name="WWNum2">
      <style:paragraph-properties fo:text-align="justify" style:justify-single-word="false"/>
    </style:style>
    <style:style style:name="P22" style:family="paragraph" style:parent-style-name="Padrão" style:list-style-name="L3">
      <style:paragraph-properties fo:text-align="justify" style:justify-single-word="false"/>
      <style:text-properties officeooo:paragraph-rsid="000c6a7b"/>
    </style:style>
    <style:style style:name="P23" style:family="paragraph" style:parent-style-name="Padrão">
      <style:paragraph-properties fo:text-align="justify" style:justify-single-word="false"/>
      <style:text-properties officeooo:paragraph-rsid="000dd4d0"/>
    </style:style>
    <style:style style:name="P24" style:family="paragraph" style:parent-style-name="Padrão">
      <style:paragraph-properties fo:text-align="justify" style:justify-single-word="false"/>
      <style:text-properties fo:color="#272727" style:font-name="Calibri Light" fo:font-size="10.5pt" fo:font-weight="bold" style:font-name-asian="F" style:font-size-asian="10.5pt" style:font-weight-asian="bold" style:font-name-complex="Mangal" style:font-size-complex="9.5pt"/>
    </style:style>
    <style:style style:name="P25" style:family="paragraph" style:parent-style-name="Padrão">
      <style:paragraph-properties fo:text-align="justify" style:justify-single-word="false"/>
      <style:text-properties fo:font-weight="bold" style:font-weight-asian="bold" style:font-weight-complex="bold"/>
    </style:style>
    <style:style style:name="P26" style:family="paragraph" style:parent-style-name="Padrão">
      <style:paragraph-properties fo:text-align="justify" style:justify-single-word="false"/>
      <style:text-properties fo:font-weight="bold" style:font-weight-asian="bold" fo:background-color="#ffff00"/>
    </style:style>
    <style:style style:name="P27" style:family="paragraph" style:parent-style-name="Padrão">
      <style:paragraph-properties fo:text-align="justify" style:justify-single-word="false"/>
      <style:text-properties fo:background-color="#ffff00"/>
    </style:style>
    <style:style style:name="P28" style:family="paragraph" style:parent-style-name="Padrão">
      <style:paragraph-properties fo:margin-left="1.296cm" fo:margin-right="0cm" fo:text-align="justify" style:justify-single-word="false" fo:text-indent="1.244cm" style:auto-text-indent="false"/>
    </style:style>
    <style:style style:name="P29" style:family="paragraph" style:parent-style-name="Padrão">
      <style:paragraph-properties fo:margin-left="1.296cm" fo:margin-right="0cm" fo:text-align="justify" style:justify-single-word="false" fo:text-indent="1.244cm" style:auto-text-indent="false"/>
      <style:text-properties officeooo:rsid="000c069b" officeooo:paragraph-rsid="000c069b"/>
    </style:style>
    <style:style style:name="P30" style:family="paragraph" style:parent-style-name="Padrão">
      <style:paragraph-properties fo:margin-left="1.27cm" fo:margin-right="0cm" fo:text-align="justify" style:justify-single-word="false" fo:text-indent="1.27cm" style:auto-text-indent="false"/>
      <style:text-properties officeooo:paragraph-rsid="000c069b"/>
    </style:style>
    <style:style style:name="P31" style:family="paragraph" style:parent-style-name="Padrão">
      <style:paragraph-properties fo:margin-left="1.284cm" fo:margin-right="0cm" fo:text-align="justify" style:justify-single-word="false" fo:text-indent="1.217cm" style:auto-text-indent="false"/>
    </style:style>
    <style:style style:name="P32" style:family="paragraph" style:parent-style-name="Padrão">
      <style:paragraph-properties fo:margin-left="2.54cm" fo:margin-right="0cm" fo:text-align="justify" style:justify-single-word="false" fo:text-indent="1.27cm" style:auto-text-indent="false"/>
    </style:style>
    <style:style style:name="P33" style:family="paragraph" style:parent-style-name="Padrão">
      <style:paragraph-properties fo:margin-left="2.54cm" fo:margin-right="0cm" fo:text-align="justify" style:justify-single-word="false" fo:text-indent="0cm" style:auto-text-indent="false"/>
    </style:style>
    <style:style style:name="P34" style:family="paragraph" style:parent-style-name="Padrão">
      <style:paragraph-properties fo:margin-left="1.284cm" fo:margin-right="0cm" fo:text-align="justify" style:justify-single-word="false" fo:text-indent="1.231cm" style:auto-text-indent="false"/>
    </style:style>
    <style:style style:name="P35" style:family="paragraph" style:parent-style-name="Padrão">
      <style:paragraph-properties fo:margin-left="1.296cm" fo:margin-right="0cm" fo:text-align="justify" style:justify-single-word="false" fo:text-indent="1.217cm" style:auto-text-indent="false"/>
    </style:style>
    <style:style style:name="P36" style:family="paragraph" style:parent-style-name="Padrão">
      <style:paragraph-properties fo:margin-left="1.323cm" fo:margin-right="0cm" fo:text-align="justify" style:justify-single-word="false" fo:text-indent="1.178cm" style:auto-text-indent="false"/>
    </style:style>
    <style:style style:name="P37" style:family="paragraph" style:parent-style-name="Padrão">
      <style:paragraph-properties fo:margin-left="1.296cm" fo:margin-right="0cm" fo:text-align="justify" style:justify-single-word="false" fo:text-indent="1.191cm" style:auto-text-indent="false"/>
    </style:style>
    <style:style style:name="P38" style:family="paragraph" style:parent-style-name="Padrão" style:master-page-name="Standard">
      <style:paragraph-properties fo:text-align="justify" style:justify-single-word="false" style:page-number="auto"/>
    </style:style>
    <style:style style:name="P39" style:family="paragraph" style:parent-style-name="Padrão" style:master-page-name="">
      <loext:graphic-properties draw:fill="none"/>
      <style:paragraph-properties fo:margin-left="0.101cm" fo:margin-right="0cm" fo:margin-top="0cm" fo:margin-bottom="0.353cm" loext:contextual-spacing="false" fo:line-height="115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291cm"/>
          <style:tab-stop style:position="1.402cm"/>
        </style:tab-stops>
      </style:paragraph-properties>
      <style:text-properties officeooo:paragraph-rsid="000c6a7b" fo:hyphenate="false" fo:hyphenation-remain-char-count="2" fo:hyphenation-push-char-count="2"/>
    </style:style>
    <style:style style:name="P40" style:family="paragraph" style:parent-style-name="Padrão">
      <style:paragraph-properties fo:margin-left="0cm" fo:margin-right="0cm" fo:text-align="justify" style:justify-single-word="false" fo:text-indent="1.244cm" style:auto-text-indent="false">
        <style:tab-stops>
          <style:tab-stop style:position="1.296cm"/>
        </style:tab-stops>
      </style:paragraph-properties>
      <style:text-properties officeooo:paragraph-rsid="000c917e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f00" loext:char-shading-value="0"/>
    </style:style>
    <style:style style:name="T5" style:family="text">
      <style:text-properties loext:char-shading-value="0" fo:background-color="#ffff00"/>
    </style:style>
    <style:style style:name="T6" style:family="text">
      <style:text-properties fo:background-color="#ffff00"/>
    </style:style>
    <style:style style:name="T7" style:family="text">
      <style:text-properties fo:color="#ff0000"/>
    </style:style>
    <style:style style:name="T8" style:family="text">
      <style:text-properties officeooo:rsid="000c069b"/>
    </style:style>
    <style:style style:name="T9" style:family="text">
      <style:text-properties fo:font-weight="normal" officeooo:rsid="000c069b" style:font-weight-asian="normal" style:font-weight-complex="normal"/>
    </style:style>
    <style:style style:name="T10" style:family="text">
      <style:text-properties officeooo:rsid="000c6a7b"/>
    </style:style>
    <style:style style:name="T11" style:family="text">
      <style:text-properties fo:color="#00000a" style:font-name="Liberation Serif" fo:font-size="12pt" fo:language="pt" fo:country="BR" style:font-name-asian="WenQuanYi Zen Hei" style:font-size-asian="12pt" style:language-asian="zh" style:country-asian="CN" style:font-name-complex="Lohit Devanagari" style:font-size-complex="12pt" style:language-complex="hi" style:country-complex="IN"/>
    </style:style>
    <style:style style:name="T12" style:family="text">
      <style:text-properties fo:color="#00000a" style:font-name="Liberation Serif" fo:font-size="12pt" fo:language="pt" fo:country="BR" officeooo:rsid="000c6a7b" style:font-name-asian="WenQuanYi Zen Hei" style:font-size-asian="12pt" style:language-asian="zh" style:country-asian="CN" style:font-name-complex="Lohit Devanagari" style:font-size-complex="12pt" style:language-complex="hi" style:country-complex="IN"/>
    </style:style>
    <style:style style:name="T13" style:family="text">
      <style:text-properties fo:color="#00000a" style:font-name="Liberation Serif" fo:font-size="12pt" fo:language="pt" fo:country="BR" officeooo:rsid="000dc64f" style:font-name-asian="WenQuanYi Zen Hei" style:font-size-asian="12pt" style:language-asian="zh" style:country-asian="CN" style:font-name-complex="Lohit Devanagari" style:font-size-complex="12pt" style:language-complex="hi" style:country-complex="IN"/>
    </style:style>
    <style:style style:name="T14" style:family="text">
      <style:text-properties fo:color="#00000a" style:font-name="Liberation Serif" fo:font-size="12pt" fo:language="pt" fo:country="BR" officeooo:rsid="000c069b" style:font-name-asian="WenQuanYi Zen Hei" style:font-size-asian="12pt" style:language-asian="zh" style:country-asian="CN" style:font-name-complex="Lohit Devanagari" style:font-size-complex="12pt" style:language-complex="hi" style:country-complex="IN"/>
    </style:style>
    <style:style style:name="T15" style:family="text">
      <style:text-properties fo:color="#00000a" style:font-name="Liberation Serif" fo:font-size="12pt" fo:language="pt" fo:country="BR" officeooo:rsid="000dd4d0" style:font-name-asian="WenQuanYi Zen Hei" style:font-size-asian="12pt" style:language-asian="zh" style:country-asian="CN" style:font-name-complex="Lohit Devanagari" style:font-size-complex="12pt" style:language-complex="hi" style:country-complex="IN"/>
    </style:style>
    <style:style style:name="T16" style:family="text">
      <style:text-properties officeooo:rsid="000c917e"/>
    </style:style>
    <style:style style:name="T17" style:family="text">
      <style:text-properties officeooo:rsid="000dc6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">Termo de Abertura do Projeto</text:span></text:p>
      <text:p text:style-name="P20"/>
      <text:p text:style-name="P20"><text:span text:style-name="T2">Nome do Projeto:</text:span><text:bookmark text:name="__DdeLink__175_2143436867"/> Servidor WEB com threads trabalhadoras</text:p>
      <text:p text:style-name="P20"><text:span text:style-name="T2">Gerente do Projeto:</text:span> <text:span text:style-name="T8">André Dantas</text:span></text:p>
      <text:p text:style-name="P20"><text:span text:style-name="T2">Elaborado por:</text:span> <text:span text:style-name="T8">André Dantas</text:span></text:p>
      <text:p text:style-name="P20"><text:span text:style-name="T2">Versão do Documento:</text:span> 1.0</text:p>
      <text:p text:style-name="P20"><text:span text:style-name="T2">Data da Revisão: </text:span><text:span text:style-name="T9">19</text:span>/0<text:span text:style-name="T8">7</text:span>/2016</text:p>
      <text:p text:style-name="P20"><text:span text:style-name="T2">Data de Criação:</text:span> <text:s/><text:span text:style-name="T8">19</text:span>/0<text:span text:style-name="T8">7</text:span>/2016</text:p>
      <text:p text:style-name="P24"/>
      <text:list xml:id="list8436398939200773815" text:style-name="WWNum1">
        <text:list-item>
          <text:h text:style-name="P18" text:outline-level="8"><text:span text:style-name="Book_20_Title">Designação</text:span></text:h>
        </text:list-item>
      </text:list>
      <text:p text:style-name="P20"/>
      <text:p text:style-name="P29">André Dantas foi desginado para fazer o treinamento.</text:p>
      <text:p text:style-name="P28"/>
      <text:list xml:id="list164718757615039" text:continue-numbering="true" text:style-name="WWNum1">
        <text:list-item>
          <text:h text:style-name="P18" text:outline-level="8"><text:span text:style-name="Book_20_Title">Responsabilidades</text:span></text:h>
        </text:list-item>
      </text:list>
      <text:p text:style-name="P20"/>
      <text:list xml:id="list5787721741693461096" text:style-name="WWNum2">
        <text:list-item>
          <text:p text:style-name="P21"><text:span text:style-name="T3">Criar</text:span> o documento de <text:span text:style-name="T3">Escopo</text:span>. O Documento de Escopo deve especificar o <text:span text:style-name="T3">objetivo, as metas e os Requisitos</text:span> do Projeto. O Escopo deve ser definido de acordo com as Elicitação de Requisitos.</text:p>
        </text:list-item>
        <text:list-item>
          <text:p text:style-name="P21"><text:span text:style-name="T3">Revisar e Validar</text:span> o Documento de Escopo a fim de conseguir a aprovação das partes interessadas.</text:p>
        </text:list-item>
      </text:list>
      <text:p text:style-name="P30"><text:tab/><text:tab/></text:p>
      <text:list xml:id="list164718360021433" text:continue-list="list164718757615039" text:style-name="WWNum1">
        <text:list-item>
          <text:h text:style-name="P19" text:outline-level="8"><text:span text:style-name="Book_20_Title">Patrocinador</text:span></text:h>
        </text:list-item>
      </text:list>
      <text:p text:style-name="P20"/>
      <text:p text:style-name="P31">O projeto em tela é patrocinado pela empresa AKER.</text:p>
      <text:list xml:id="list164719096912929" text:continue-numbering="true" text:style-name="WWNum1">
        <text:list-item>
          <text:h text:style-name="P18" text:outline-level="8"><text:span text:style-name="Book_20_Title">Escopo</text:span></text:h>
        </text:list-item>
      </text:list>
      <text:p text:style-name="P20"/>
      <text:list xml:id="list164719183333162" text:continue-numbering="true" text:style-name="WWNum1">
        <text:list-item>
          <text:list>
            <text:list-item>
              <text:h text:style-name="P18" text:outline-level="8"><text:span text:style-name="Book_20_Title">Objetivos</text:span></text:h>
            </text:list-item>
          </text:list>
        </text:list-item>
      </text:list>
      <text:p text:style-name="P1"/>
      <text:p text:style-name="P40"><text:span text:style-name="T11">O projeto visa </text:span><text:span text:style-name="T14">produzir um s</text:span><text:span text:style-name="T11">ervidor WEB com threads trabalhadoras, </text:span><text:span text:style-name="T14">e</text:span><text:span text:style-name="T11">ste programa deverá ser um daemon para rodar em Linux. Ele deverá utilizar APIs padrão Berkeley Sockets, e deverá ser centrado em torno da função </text:span><text:span text:style-name="Emphasis"><text:span text:style-name="T11">select</text:span></text:span><text:span text:style-name="T11"> ou </text:span><text:span text:style-name="Emphasis"><text:span text:style-name="T11">poll</text:span></text:span><text:span text:style-name="T11">. Este daemon deverá criar </text:span><text:span text:style-name="T13">u</text:span><text:span text:style-name="T11">m pool de threads (de tamanho configurável em tempo de compilação) e para que suporte o </text:span><text:soft-page-break/><text:span text:style-name="T11">comando PUT do protocolo </text:span><text:span text:style-name="acronym"><text:span text:style-name="T11">HTTP</text:span></text:span><text:span text:style-name="T11">. As threads serão usadas para ler (GET) e escrever (PUT) os dados dos arquivos pedidos pelos clientes. Desta forma, a thread principal não fica bloqueada em nenhum ponto (com exceção do select() ou poll()). Sempre que a thread principal quiser ler um arquivo pedido por um cliente, ela envia a solicitação em uma fila e uma das threads do pool deverá tratar esta leitura. Assim que a leitura for feita, a thread que leu avisa a thread principal, que irá tratar os dados lidos. A mesma idéia será usada para o PUT, isto é, a thread principal envia um pedido e alguma thread o trata. A comunicação entre a thread principal e as threads filhas deverá usar o mecanismo ‘condition’ e a comunicação entre as threads filhas e a thread principal deverá ser feita usando sockets locais (SOCK_DGRAM). A </text:span><text:span text:style-name="acronym"><text:span text:style-name="T11">API</text:span></text:span><text:span text:style-name="T11"> Posix Threads (pthread) deverá ser usado neste exercício. </text:span></text:p>
      <text:p text:style-name="P6"><text:span text:style-name="T12"><text:tab/><text:tab/>Ele deve receber c</text:span><text:span text:style-name="T11">omo parâmetros de linha de comando, o programa deve receber uma porta para escutar conexões e um diretório para ser tratado como raiz do servidor web. </text:span></text:p>
      <text:p text:style-name="P16"><text:tab/><text:span text:style-name="T11">Apenas os erros de existência de arquivo e falta de permissões de acesso devem ser reportados ao cliente. Deverá haver preocupações quanto às tentativas de recuperar arquivos fora do diretório especificado (usando-se coisas como ../../../../dado). Efetuar logs ou qualquer outra característica não essencial ao funcionamento mínimo do servidor é dispensável. Não é necessário o suporte a conexões persistentes (Keep-Alive). </text:span></text:p>
      <text:p text:style-name="P8"><text:span text:style-name="T12"><text:tab/>Note que o servidor deve </text:span><text:span text:style-name="T13">ter uma </text:span><text:span text:style-name="T12">feature de controle de velocidade por conexão. Esse novo parâmetro de configuração determinará, em bytes/segundo, a taxa máxima de transferência de cada conexão efetuada por um cliente. </text:span></text:p>
      <text:p text:style-name="P7"><text:span text:style-name="T12"/></text:p>
      <text:p text:style-name="P39"><text:span text:style-name="T10"><text:tab/><text:tab/></text:span></text:p>
      <text:list xml:id="list164719785931602" text:continue-numbering="true" text:style-name="WWNum1">
        <text:list-item>
          <text:list>
            <text:list-item>
              <text:h text:style-name="P18" text:outline-level="8"><text:span text:style-name="Book_20_Title">Metas</text:span></text:h>
            </text:list-item>
          </text:list>
        </text:list-item>
      </text:list>
      <text:p text:style-name="P2"><text:span text:style-name="Book_20_Title"><text:span text:style-name="T12"/></text:span></text:p>
      <text:p text:style-name="P11"><text:span text:style-name="T11"><text:tab/>Este servidor deve interoperar com o cliente desenvolvido anteriormente e com qualquer browser que se teste. </text:span><text:span text:style-name="Strong_20_Emphasis"><text:span text:style-name="T11">As referências do protocolo devem ser sempre consultadas</text:span></text:span><text:span text:style-name="T11">, de forma a manter o servidor aderente à norma. </text:span></text:p>
      <text:p text:style-name="P12"><text:span text:style-name="T11"><text:tab/>Antes de concluída esta tarefa, a eficiência do servidor deve ser avaliada e comparada a servidores comerciais (por exemplo, Apache ou lighthttpd).</text:span></text:p>
      <text:p text:style-name="P12"><text:span text:style-name="T13"><text:tab/></text:span></text:p>
      <text:list xml:id="list164718048919823" text:continue-numbering="true" text:style-name="WWNum1">
        <text:list-item>
          <text:list>
            <text:list-item>
              <text:h text:style-name="P18" text:outline-level="8"><text:span text:style-name="Book_20_Title"><text:s/>Premissas</text:span></text:h>
            </text:list-item>
          </text:list>
        </text:list-item>
      </text:list>
      <text:p text:style-name="P25"/>
      <text:list xml:id="list164718967742732" text:continue-numbering="true" text:style-name="WWNum1">
        <text:list-item>
          <text:list>
            <text:list-item>
              <text:h text:style-name="P18" text:outline-level="8"><text:span text:style-name="Book_20_Title"><text:tab/>Restrições</text:span></text:h>
            </text:list-item>
          </text:list>
        </text:list-item>
      </text:list>
      <text:p text:style-name="P26"/>
      <text:list xml:id="list164719133888583" text:continue-numbering="true" text:style-name="WWNum1">
        <text:list-item>
          <text:list>
            <text:list-item>
              <text:h text:style-name="P18" text:outline-level="8"><text:span text:style-name="Book_20_Title">Escopo preliminar</text:span></text:h>
            </text:list-item>
          </text:list>
        </text:list-item>
      </text:list>
      <text:p text:style-name="P20"/>
      <text:p text:style-name="P20"><text:tab/>Será desenvolvido um <text:span text:style-name="T16">servidor single-threaded inicialmente, para que aja a </text:span><text:soft-page-break/><text:span text:style-name="T16">familiarização do novo programador com as técnicas de sockets não bloqueantes, e com outras necessárias ao desenvolvimento. </text:span>Este daemon <text:span text:style-name="T17">ainda não</text:span> deverá criar novas threads ou processos para cada conexão, mas sim manter o estado de cada uma delas em uma lista de conexões ativas.</text:p>
      <text:p text:style-name="P23"><text:tab/><text:span text:style-name="T13">Como parâmetros de linha de comando, o programa deve receber uma porta para escutar conexões e um diretório para ser tratado como raiz do servidor web.</text:span></text:p>
      <text:p text:style-name="P13"><text:span text:style-name="T13"><text:tab/>Note que o servidor deve lidar com as seguintes condições: </text:span></text:p>
      <text:list xml:id="list3030407402102038630" text:style-name="L5">
        <text:list-item>
          <text:list>
            <text:list-item>
              <text:p text:style-name="P15">Conexões feitas localmente com velocidades muito maiores do que o obtido normalmente;</text:p>
            </text:list-item>
            <text:list-item>
              <text:p text:style-name="P10">Várias conexões simultâneas (para simular leitura lenta, inserir temporariamente um delay de 200ms antes da chamada a read() ou fread() feita pelo servidor).</text:p>
            </text:list-item>
          </text:list>
        </text:list-item>
      </text:list>
      <text:p text:style-name="P13"><text:span text:style-name="T13"><text:tab/>Na sequência deve ser acrescentado o feature de controle de velocidade por conexão. Esse novo parâmetro de configuração determinará, em bytes/segundo, a taxa máxima de transferência de cada conexão efetuada por um cliente. </text:span></text:p>
      <text:p text:style-name="P23"><text:span text:style-name="T13"><text:tab/>Após a conclusão da feature de controle de velocidade, o deamon deve ser modificado para que use um pool de threads (de tamanho configurável em tempo de compilação) e para que suporte o comando PUT do protocolo </text:span><text:span text:style-name="acronym"><text:span text:style-name="T13">HTTP</text:span></text:span><text:span text:style-name="T13">.</text:span></text:p>
      <text:p text:style-name="P23"><text:span text:style-name="T13"><text:tab/></text:span><text:span text:style-name="T15">E por fim, utilizando a biblioteca QT apenas em deverá gerar um programa para configuração do servidor proposto. Ele deverá gerar um arquivo de configuração contendo a porta de </text:span><text:span text:style-name="Emphasis"><text:span text:style-name="T15">listen</text:span></text:span><text:span text:style-name="T15">, o diretório raiz e a taxa máxima de transferência por conexão para o daemon anterior (que será modificado para usá-lo). Deve ser uma interface muito simples, que terá a forma de uma caixa de diálogo simples de tamanho variável. Nesse diálogo, deverá haver os três campos editáveis (diretório, porta e velocidade) e os botões de aplicar, cancelar e sair. Ela deve utilizar sinais para comunicar-se com o servidor que, ao receber a nova configuração, deve assumi-la imediatamente sem derrubar as conexões já existentes. É importante que não haja travamento da interface em momento algum e que não sejam utilizadas múltiplas threads. </text:span></text:p>
      <text:list xml:id="list164719440187937" text:continue-list="list164719133888583" text:style-name="WWNum1">
        <text:list-item>
          <text:list>
            <text:list-item>
              <text:h text:style-name="P18" text:outline-level="8"><text:span text:style-name="Book_20_Title">Requisitos Principais</text:span></text:h>
            </text:list-item>
          </text:list>
        </text:list-item>
      </text:list>
      <text:p text:style-name="P27"/>
      <text:list xml:id="list164719444548599" text:continue-numbering="true" text:style-name="WWNum1">
        <text:list-item>
          <text:list>
            <text:list-item>
              <text:list>
                <text:list-item>
                  <text:h text:style-name="P18" text:outline-level="8"><text:span text:style-name="Book_20_Title">Requisitos Funcionais</text:span></text:h>
                </text:list-item>
              </text:list>
            </text:list-item>
          </text:list>
        </text:list-item>
      </text:list>
      <text:p text:style-name="P2"><text:span text:style-name="Book_20_Title"><text:tab/><text:tab/></text:span></text:p>
      <text:list xml:id="list3083501726458181050" text:style-name="WWNum4">
        <text:list-item>
          <text:p text:style-name="P3"><text:span text:style-name="Book_20_Title">Deverá gerar logs no formato RFC 5424 de acordo com os dados passados</text:span></text:p>
        </text:list-item>
      </text:list>
      <text:p text:style-name="P4"><text:span text:style-name="Book_20_Title"/></text:p>
      <text:list xml:id="list164719014908860" text:continue-list="list164719444548599" text:style-name="WWNum1">
        <text:list-item>
          <text:list>
            <text:list-item>
              <text:list>
                <text:list-item>
                  <text:h text:style-name="P18" text:outline-level="8"><text:span text:style-name="Book_20_Title">Requisitos Não-Funcionais</text:span></text:h>
                </text:list-item>
              </text:list>
            </text:list-item>
          </text:list>
        </text:list-item>
      </text:list>
      <text:p text:style-name="P2"><text:span text:style-name="Book_20_Title"/></text:p>
      <text:list xml:id="list6402875838877504830" text:style-name="WWNum3">
        <text:list-item>
          <text:p text:style-name="P5"><text:soft-page-break/><text:span text:style-name="Book_20_Title">Nenhum evento ou erro poderá travar os daemons que utilizam o módulo</text:span></text:p>
        </text:list-item>
      </text:list>
      <text:list xml:id="list164719043714548" text:continue-list="list164719014908860" text:style-name="WWNum1">
        <text:list-item>
          <text:h text:style-name="P18" text:outline-level="8"><text:span text:style-name="Book_20_Title"><text:span text:style-name="T4">Riscos e Oportunidades</text:span></text:span></text:h>
        </text:list-item>
      </text:list>
      <text:p text:style-name="P27"/>
      <text:p text:style-name="P20"><text:span text:style-name="T4"><text:tab/><text:tab/>Risco 1: </text:span></text:p>
      <text:p text:style-name="P32"><text:span text:style-name="T4">Motivo: </text:span><text:bookmark text:name="_GoBack"/><text:span text:style-name="T5">A quantidade de eventos que deverão ser alterados serem muito grande, ocorrendo muito trabalho não planejado</text:span></text:p>
      <text:p text:style-name="P32"><text:span text:style-name="T4">Impacto: </text:span><text:span text:style-name="T5">Atraso no projeto</text:span></text:p>
      <text:p text:style-name="P32"><text:span text:style-name="T4">Medidas: </text:span><text:span text:style-name="T5">Realizar um estudo de quais são os dados, eventos e relatórios relacionados que deverão ser alterados</text:span></text:p>
      <text:p text:style-name="P33"/>
      <text:list xml:id="list164719574965750" text:continue-numbering="true" text:style-name="WWNum1">
        <text:list-item>
          <text:h text:style-name="P18" text:outline-level="8"><text:span text:style-name="Book_20_Title">Partes Interessadas</text:span></text:h>
        </text:list-item>
      </text:list>
      <text:p text:style-name="P20"/>
      <text:p text:style-name="P34">Projeto foi requisitado pelo </text:p>
      <text:p text:style-name="P20"/>
      <text:list xml:id="list164719633209860" text:continue-numbering="true" text:style-name="WWNum1">
        <text:list-item>
          <text:h text:style-name="P18" text:outline-level="8"><text:span text:style-name="Book_20_Title">Equipe</text:span></text:h>
        </text:list-item>
      </text:list>
      <text:p text:style-name="P20"/>
      <text:p text:style-name="P35">A equipe será formada pelo <text:span text:style-name="T10">André Dantas</text:span>.</text:p>
      <text:p text:style-name="P20"><text:s/></text:p>
      <text:list xml:id="list164718401244861" text:continue-numbering="true" text:style-name="WWNum1">
        <text:list-item>
          <text:h text:style-name="P18" text:outline-level="8"><text:span text:style-name="Book_20_Title">Prazo pedido/estimado</text:span></text:h>
        </text:list-item>
      </text:list>
      <text:p text:style-name="P20"/>
      <text:p text:style-name="P20"><text:tab/>O projeto deverá ser finalizado até o dia .</text:p>
      <text:list xml:id="list164719105273892" text:continue-numbering="true" text:style-name="WWNum1">
        <text:list-item>
          <text:h text:style-name="P18" text:outline-level="8"><text:span text:style-name="Book_20_Title">Custo Inicial</text:span></text:h>
        </text:list-item>
      </text:list>
      <text:p text:style-name="P20"/>
      <text:p text:style-name="P36">O custo inicial será R$</text:p>
      <text:p text:style-name="P20"/>
      <text:list xml:id="list164718657751986" text:continue-numbering="true" text:style-name="WWNum1">
        <text:list-item>
          <text:h text:style-name="P18" text:outline-level="8"><text:span text:style-name="Book_20_Title">Principais Fases</text:span></text:h>
        </text:list-item>
      </text:list>
      <text:list xml:id="list1557552518893280570" text:style-name="L3">
        <text:list-header>
          <text:p text:style-name="P22"/>
        </text:list-header>
        <text:list-item>
          <text:p text:style-name="P22">Servidor WEB single-threaded</text:p>
        </text:list-item>
        <text:list-item>
          <text:h text:style-name="P17" text:outline-level="3"><text:soft-page-break/>Servidor WEB com controle de velocidade</text:h>
        </text:list-item>
        <text:list-item>
          <text:h text:style-name="P17" text:outline-level="3">Servidor WEB com threads trabalhadoras</text:h>
        </text:list-item>
        <text:list-item>
          <text:h text:style-name="P17" text:outline-level="3">Interface de configuração do servidor WEB</text:h>
        </text:list-item>
      </text:list>
      <text:p text:style-name="P20"/>
      <text:list xml:id="list164718817871831" text:continue-list="list164718657751986" text:style-name="WWNum1">
        <text:list-item>
          <text:h text:style-name="P18" text:outline-level="8"><text:span text:style-name="Book_20_Title">Comentários</text:span></text:h>
        </text:list-item>
      </text:list>
      <text:p text:style-name="P20"/>
      <text:p text:style-name="P37">Sem comentários para o momento.</text:p>
      <text:p text:style-name="P20"/>
      <text:list xml:id="list164718049133419" text:continue-numbering="true" text:style-name="WWNum1">
        <text:list-item>
          <text:h text:style-name="P18" text:outline-level="8"><text:span text:style-name="T2">Aprovação</text:span></text:h>
        </text:list-item>
      </text:list>
      <text:p text:style-name="P20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ource Han Sans CN Regular" svg:font-family="'Source Han Sans CN Regular'" style:font-family-generic="system" style:font-pitch="variable"/>
    <style:font-face style:name="Symbol1" svg:font-family="Symbol" style:font-family-generic="system" style:font-pitch="variable"/>
    <style:font-face style:name="WenQuanYi Zen Hei" svg:font-family="'WenQuanYi Zen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text-align="start" style:justify-single-word="false" fo:orphans="0" fo:widows="0" style:writing-mode="lr-tb"/>
      <style:text-properties fo:color="#00000a" fo:font-size="11pt" style:font-size-asian="11pt"/>
    </style:style>
    <style:style style:name="Heading_20_2" style:display-name="Heading 2" style:family="paragraph" style:parent-style-name="Heading" style:default-outline-level="2" style:list-style-name="" style:class="text">
      <style:paragraph-properties fo:text-align="start" style:justify-single-word="false" fo:orphans="0" fo:widows="0" style:writing-mode="lr-tb"/>
      <style:text-properties fo:color="#00000a" fo:font-size="11pt" style:font-size-asian="11pt"/>
    </style:style>
    <style:style style:name="Heading_20_3" style:display-name="Heading 3" style:family="paragraph" style:parent-style-name="Heading" style:default-outline-level="3" style:list-style-name="" style:class="text">
      <style:paragraph-properties fo:text-align="start" style:justify-single-word="false" fo:orphans="0" fo:widows="0" style:writing-mode="lr-tb"/>
      <style:text-properties fo:color="#00000a" fo:font-size="11pt" style:font-size-asian="11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style:line-height-at-least="0.487cm" fo:keep-together="always" fo:keep-with-next="always">
        <style:tab-stops>
          <style:tab-stop style:position="1.27cm"/>
        </style:tab-stops>
      </style:paragraph-properties>
      <style:text-properties fo:color="#272727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language-asian="zh" style:country-asian="CN" style:font-name-complex="Mangal" style:font-family-complex="Mangal" style:font-family-generic-complex="system" style:font-pitch-complex="variable" style:font-size-complex="9.5pt" style:language-complex="hi" style:country-complex="IN"/>
    </style:style>
    <style:style style:name="Text_20_Body" style:display-name="Text Body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/>
    <style:style style:name="Corpo_20_do_20_texto" style:display-name="Corpo do texto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Padrão" style:family="paragraph" style:default-outline-level="">
      <style:paragraph-properties fo:margin-top="0cm" fo:margin-bottom="0.353cm" loext:contextual-spacing="false" fo:line-height="115%" fo:text-align="start" style:justify-single-word="false" fo:orphans="0" fo:widows="0" fo:hyphenation-ladder-count="no-limit" style:writing-mode="lr-tb">
        <style:tab-stops>
          <style:tab-stop style:position="1.27cm"/>
        </style:tab-stops>
      </style:paragraph-properties>
      <style:text-properties fo:color="#00000a" style:font-name="Liberation Serif" fo:font-family="'Liberation Serif'" style:font-family-generic="roman" style:font-pitch="variable" fo:font-size="12pt" fo:language="pt" fo:country="BR" style:font-name-asian="WenQuanYi Zen Hei" style:font-family-asian="'WenQuanYi Zen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Quotations" style:family="paragraph" style:parent-style-name="Standard" style:default-outline-level="" style:class="html"/>
    <style:style style:name="Subtitle" style:family="paragraph" style:parent-style-name="Title" style:default-outline-level="" style:class="chapter"/>
    <style:style style:name="Default_20_Paragraph_20_Font" style:display-name="Default Paragraph Font" style:family="text"/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language-asian="zh" style:country-asian="CN" style:font-name-complex="Mangal" style:font-family-complex="Mangal" style:font-family-generic-complex="system" style:font-pitch-complex="variable" style:font-size-complex="9.5pt" style:language-complex="hi" style:country-complex="IN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Lohit Devanagari" style:font-family-complex="'Lohit Devanagari'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Lohit Devanagari" style:font-family-complex="'Lohit Devanagari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ListLabel_20_39" style:display-name="ListLabel 39" style:family="text">
      <style:text-properties fo:font-weight="normal" style:font-weight-asian="normal"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Lohit Devanagari" style:font-family-complex="'Lohit Devanagari'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fo:font-weight="normal" style:font-weight-asian="normal"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Lohit Devanagari" style:font-family-complex="'Lohit Devanagari'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fo:font-weight="normal" style:font-weight-asian="normal"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Lohit Devanagari" style:font-family-complex="'Lohit Devanagari'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fo:font-weight="normal" style:font-weight-asian="normal"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Lohit Devanagari" style:font-family-complex="'Lohit Devanagari'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Symbol1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Symbol1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fo:font-weight="normal" style:font-weight-asian="normal"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Lohit Devanagari" style:font-family-complex="'Lohit Devanagari'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fo:font-weight="normal" style:font-weight-asian="normal"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Lohit Devanagari" style:font-family-complex="'Lohit Devanagari'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fo:font-weight="normal" style:font-weight-asian="normal"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Lohit Devanagari" style:font-family-complex="'Lohit Devanagari'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fo:font-weight="normal" style:font-weight-asian="normal"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Lohit Devanagari" style:font-family-complex="'Lohit Devanagari'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fo:font-weight="normal" style:font-weight-asian="normal"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Lohit Devanagari" style:font-family-complex="'Lohit Devanagari'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ListLabel_20_120" style:display-name="ListLabel 120" style:family="text">
      <style:text-properties fo:font-weight="normal" style:font-weight-asian="normal" style:font-name-complex="Symbol1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Lohit Devanagari" style:font-family-complex="'Lohit Devanagari'" style:font-family-generic-complex="system" style:font-pitch-complex="variable"/>
    </style:style>
    <style:style style:name="ListLabel_20_122" style:display-name="ListLabel 122" style:family="text">
      <style:text-properties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Symbol1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Symbol1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Wingdings1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weight="normal" style:font-weight-asian="normal" style:font-name-complex="Symbol1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Lohit Devanagari" style:font-family-complex="'Lohit Devanagari'" style:font-family-generic-complex="system" style:font-pitch-complex="variable"/>
    </style:style>
    <style:style style:name="ListLabel_20_131" style:display-name="ListLabel 131" style:family="text">
      <style:text-properties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Symbol1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Symbol1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Wingdings1" style:font-family-complex="Wingdings" style:font-family-generic-complex="system" style:font-pitch-complex="variable"/>
    </style:style>
    <style:style style:name="ListLabel_20_138" style:display-name="ListLabel 138" style:family="text">
      <style:text-properties fo:font-weight="normal" style:font-weight-asian="normal" style:font-name-complex="Symbol1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Lohit Devanagari" style:font-family-complex="'Lohit Devanagari'" style:font-family-generic-complex="system" style:font-pitch-complex="variable"/>
    </style:style>
    <style:style style:name="ListLabel_20_140" style:display-name="ListLabel 140" style:family="text">
      <style:text-properties style:font-name-complex="Wingdings1" style:font-family-complex="Wingdings" style:font-family-generic-complex="system" style:font-pitch-complex="variable"/>
    </style:style>
    <style:style style:name="ListLabel_20_141" style:display-name="ListLabel 141" style:family="text">
      <style:text-properties style:font-name-complex="Symbol1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Wingdings1" style:font-family-complex="Wingdings" style:font-family-generic-complex="system" style:font-pitch-complex="variable"/>
    </style:style>
    <style:style style:name="ListLabel_20_144" style:display-name="ListLabel 144" style:family="text">
      <style:text-properties style:font-name-complex="Symbol1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Wingdings1" style:font-family-complex="Wingdings" style:font-family-generic-complex="system" style:font-pitch-complex="variable"/>
    </style:style>
    <style:style style:name="ListLabel_20_147" style:display-name="ListLabel 147" style:family="text">
      <style:text-properties fo:font-weight="normal" style:font-weight-asian="normal" style:font-name-complex="Symbol1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-complex="Lohit Devanagari" style:font-family-complex="'Lohit Devanagari'" style:font-family-generic-complex="system" style:font-pitch-complex="variable"/>
    </style:style>
    <style:style style:name="ListLabel_20_149" style:display-name="ListLabel 149" style:family="text">
      <style:text-properties style:font-name-complex="Wingdings1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-complex="Symbol1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Wingdings1" style:font-family-complex="Wingdings" style:font-family-generic-complex="system" style:font-pitch-complex="variable"/>
    </style:style>
    <style:style style:name="ListLabel_20_153" style:display-name="ListLabel 153" style:family="text">
      <style:text-properties style:font-name-complex="Symbol1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Wingdings1" style:font-family-complex="Wingdings" style:font-family-generic-complex="system" style:font-pitch-complex="variable"/>
    </style:style>
    <style:style style:name="ListLabel_20_156" style:display-name="ListLabel 156" style:family="text">
      <style:text-properties fo:font-weight="normal" style:font-weight-asian="normal" style:font-name-complex="Symbol1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-complex="Lohit Devanagari" style:font-family-complex="'Lohit Devanagari'" style:font-family-generic-complex="system" style:font-pitch-complex="variable"/>
    </style:style>
    <style:style style:name="ListLabel_20_158" style:display-name="ListLabel 158" style:family="text">
      <style:text-properties style:font-name-complex="Wingdings1" style:font-family-complex="Wingdings" style:font-family-generic-complex="system" style:font-pitch-complex="variable"/>
    </style:style>
    <style:style style:name="ListLabel_20_159" style:display-name="ListLabel 159" style:family="text">
      <style:text-properties style:font-name-complex="Symbol1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-complex="Courier New1" style:font-family-complex="'Courier New'" style:font-family-generic-complex="system" style:font-pitch-complex="variable"/>
    </style:style>
    <style:style style:name="ListLabel_20_161" style:display-name="ListLabel 161" style:family="text">
      <style:text-properties style:font-name-complex="Wingdings1" style:font-family-complex="Wingdings" style:font-family-generic-complex="system" style:font-pitch-complex="variable"/>
    </style:style>
    <style:style style:name="ListLabel_20_162" style:display-name="ListLabel 162" style:family="text">
      <style:text-properties style:font-name-complex="Symbol1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1" style:font-family-complex="Wingdings" style:font-family-generic-complex="system" style:font-pitch-complex="variable"/>
    </style:style>
    <style:style style:name="ListLabel_20_165" style:display-name="ListLabel 165" style:family="text">
      <style:text-properties fo:font-weight="normal" style:font-weight-asian="normal" style:font-name-complex="Symbol1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Lohit Devanagari" style:font-family-complex="'Lohit Devanagari'" style:font-family-generic-complex="system" style:font-pitch-complex="variable"/>
    </style:style>
    <style:style style:name="ListLabel_20_167" style:display-name="ListLabel 167" style:family="text">
      <style:text-properties style:font-name-complex="Wingdings1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1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1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1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-complex="Symbol1" style:font-family-complex="Symbol" style:font-family-generic-complex="system" style:font-pitch-complex="variable"/>
    </style:style>
    <style:style style:name="ListLabel_20_172" style:display-name="ListLabel 172" style:family="text">
      <style:text-properties style:font-name-complex="Courier New1" style:font-family-complex="'Courier New'" style:font-family-generic-complex="system" style:font-pitch-complex="variable"/>
    </style:style>
    <style:style style:name="ListLabel_20_173" style:display-name="ListLabel 173" style:family="text">
      <style:text-properties style:font-name-complex="Wingdings1" style:font-family-complex="Wingdings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5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ListLabel_20_166" style:num-suffix="•" text:bullet-char="•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Liberation Serif1"/>
      </text:list-level-style-bullet>
      <text:list-level-style-bullet text:level="3" text:style-name="ListLabel_20_167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ListLabel_20_168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169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text:style-name="ListLabel_20_170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ListLabel_20_171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172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text:style-name="ListLabel_20_173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7:41:00</meta:creation-date>
    <meta:initial-creator>Lucas Pereira</meta:initial-creator>
    <dc:language>pt-BR</dc:language>
    <dc:date>2016-07-19T12:18:11.417159454</dc:date>
    <meta:editing-cycles>4</meta:editing-cycles>
    <meta:editing-duration>PT3M52S</meta:editing-duration>
    <meta:generator>LibreOffice/5.1.4.2$Linux_X86_64 LibreOffice_project/10m0$Build-2</meta:generator>
    <meta:document-statistic meta:table-count="0" meta:image-count="0" meta:object-count="0" meta:page-count="5" meta:paragraph-count="66" meta:word-count="991" meta:character-count="6159" meta:non-whitespace-character-count="522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Jive_LatestFileFullName"/>
    <meta:user-defined meta:name="Jive_LatestUserAccountName" meta:value-type="string">andre.dantas</meta:user-defined>
    <meta:user-defined meta:name="Jive_ModifiedButNotPublished" meta:value-type="string"/>
    <meta:user-defined meta:name="Jive_PrevVersionNumber" meta:value-type="string"/>
    <meta:user-defined meta:name="Jive_VersionGuid" meta:value-type="string">821a5e57e3f04342a924c650d223def7</meta:user-defined>
    <meta:user-defined meta:name="Jive_VersionGuid_v2.5" meta:value-type="string"/>
    <meta:user-defined meta:name="LinksUpToDate" meta:value-type="boolean">false</meta:user-defined>
    <meta:user-defined meta:name="Offisync_ProviderInitializationData" meta:value-type="string">https://aker.jiveon.com</meta:user-defined>
    <meta:user-defined meta:name="Offisync_ServerID" meta:value-type="string">c67a8edd-07a6-41a1-8cff-0cf9b0155541</meta:user-defined>
    <meta:user-defined meta:name="Offisync_UniqueId" meta:value-type="string">1896</meta:user-defined>
    <meta:user-defined meta:name="Offisync_UpdateToken" meta:value-type="string">2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